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entury Schoolbook L" fo:font-size="12pt" fo:font-weight="normal" officeooo:rsid="001eb7e9" officeooo:paragraph-rsid="001eb7e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entury Schoolbook L" fo:font-size="12pt" fo:font-weight="normal" officeooo:rsid="00311867" officeooo:paragraph-rsid="0031186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entury Schoolbook L" fo:font-size="12pt" fo:font-weight="normal" officeooo:paragraph-rsid="003087d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entury Schoolbook L" fo:font-size="12pt" fo:font-weight="normal" officeooo:rsid="00328161" officeooo:paragraph-rsid="0032816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entury Schoolbook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Century Schoolbook L" fo:font-size="12pt" fo:font-style="italic" fo:font-weight="normal" officeooo:paragraph-rsid="0020092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Century Schoolbook L" fo:font-size="12pt" fo:font-style="italic" fo:font-weight="normal" officeooo:rsid="00200920" officeooo:paragraph-rsid="0020092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Century Schoolbook L" fo:font-size="12pt" fo:font-style="italic" fo:font-weight="normal" officeooo:rsid="00200920" officeooo:paragraph-rsid="0021bda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Century Schoolbook L" fo:font-size="12pt" fo:font-style="italic" fo:font-weight="normal" officeooo:paragraph-rsid="0021bda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Century Schoolbook L" fo:font-size="12pt" fo:font-style="italic" fo:font-weight="normal" officeooo:rsid="002380fb" officeooo:paragraph-rsid="002380f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Century Schoolbook L" fo:font-size="12pt" fo:font-style="italic" fo:font-weight="normal" officeooo:rsid="00311867" officeooo:paragraph-rsid="00311867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Century Schoolbook L" fo:font-size="12pt" fo:font-style="normal" fo:font-weight="normal" officeooo:rsid="00200920" officeooo:paragraph-rsid="0020092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Century Schoolbook L" fo:font-size="12pt" fo:font-style="normal" fo:font-weight="normal" officeooo:rsid="0021bda5" officeooo:paragraph-rsid="0021bda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Century Schoolbook L" fo:font-size="12pt" fo:font-style="normal" fo:font-weight="normal" officeooo:rsid="00311867" officeooo:paragraph-rsid="0031186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Century Schoolbook L" fo:font-size="12pt" fo:font-style="normal" style:text-underline-style="none" fo:font-weight="normal" officeooo:rsid="00257723" officeooo:paragraph-rsid="0025772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Century Schoolbook L" fo:font-size="12pt" fo:font-weight="normal" officeooo:rsid="00328161" officeooo:paragraph-rsid="0032816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entury Schoolbook L" fo:font-size="12pt" fo:font-weight="normal" officeooo:rsid="0038c198" officeooo:paragraph-rsid="0038c198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entury Schoolbook L" fo:font-size="12pt" style:font-size-asian="12pt" style:font-size-complex="12pt"/>
    </style:style>
    <style:style style:name="P20" style:family="paragraph" style:parent-style-name="Standard">
      <style:text-properties style:font-name="Century Schoolbook L" fo:font-size="12pt" officeooo:rsid="0035c121" officeooo:paragraph-rsid="0035c121" style:font-size-asian="12pt" style:font-size-complex="12pt"/>
    </style:style>
    <style:style style:name="P21" style:family="paragraph" style:parent-style-name="Standard">
      <style:text-properties style:font-name="Century Schoolbook L" fo:font-size="12pt" fo:font-style="italic" officeooo:rsid="0035c121" officeooo:paragraph-rsid="0035c121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Century Schoolbook L" fo:font-size="12pt" fo:font-style="italic" officeooo:rsid="0038c198" officeooo:paragraph-rsid="0038c198" style:font-size-asian="12pt" style:font-style-asian="italic" style:font-size-complex="12pt" style:font-style-complex="italic"/>
    </style:style>
    <style:style style:name="T1" style:family="text">
      <style:text-properties officeooo:rsid="001eb7e9"/>
    </style:style>
    <style:style style:name="T2" style:family="text">
      <style:text-properties officeooo:rsid="0021bda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3a30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lvu is an x-windows viewer for multiple sequence alignments</text:p>
      <text:p text:style-name="P2">different ways of coloring</text:p>
      <text:p text:style-name="P2"/>
      <text:p text:style-name="P2">Exercise 1</text:p>
      <text:p text:style-name="P2">1. In order to be able to search locally, format a BLAST database for your genomes.</text:p>
      <text:p text:style-name="P1">1.1. Explain the parameters. What do they mean?</text:p>
      <text:p text:style-name="P10">makeblastdb -in &lt;inputfile.fa&gt; -<text:span text:style-name="T2">out &lt;outputfile.fa&gt; </text:span>-dbtype nucl</text:p>
      <text:p text:style-name="P7"/>
      <text:p text:style-name="P8">makeblastdb<text:tab/><text:tab/></text:p>
      <text:p text:style-name="P13">creates a blast database with the input file</text:p>
      <text:p text:style-name="P8">-in &lt;inputfile.fa&gt;</text:p>
      <text:p text:style-name="P13">specifies the input file</text:p>
      <text:p text:style-name="P9">-<text:span text:style-name="T2">out &lt;outputfile.fa&gt;</text:span></text:p>
      <text:p text:style-name="P14">specifies the output files and their location</text:p>
      <text:p text:style-name="P8">-dbtype nucle</text:p>
      <text:p text:style-name="P13">specifies the content or the type of database, in this case, the database consists of nucleotides</text:p>
      <text:p text:style-name="P13"/>
      <text:p text:style-name="P1">1.2. Run the program for each nucleotide dataset.</text:p>
      <text:p text:style-name="P6">makeblastdb -in &lt;inputfile.fa&gt; -dbtype nucl</text:p>
      <text:p text:style-name="P1"/>
      <text:p text:style-name="P11">for file in *.txt; do makeblastdb -in $file -out ../practical3/databases/$file -dbtype nucl; done</text:p>
      <text:p text:style-name="P1"/>
      <text:p text:style-name="P1">2. Gather all your genomes in one file in order to have a single database.</text:p>
      <text:p text:style-name="P6">cat genome_0 genome_1 ... &gt; genomes_all</text:p>
      <text:p text:style-name="P6"/>
      <text:p text:style-name="P16">Takes the content of the input files and adds them to a new file</text:p>
      <text:p text:style-name="P16"/>
      <text:p text:style-name="P1">3. Use BLAST to query the database for the 16S rRNA file.</text:p>
      <text:p text:style-name="P1">3.1. <text:span text:style-name="T1">F</text:span>ind the<text:tab/> best hit in each genome as “actual” 16S rRNA, and gather them as</text:p>
      <text:p text:style-name="P4">entries in a FASTA file.</text:p>
      <text:p text:style-name="P12">blastn -outfmt 5 -query 16S_ecoli.fasta -db ../practical3/databases/47.fa.txt -out ../practical3/hit16.fasta -max_hsps 1</text:p>
      <text:p text:style-name="P12"/>
      <text:p text:style-name="P15">By using the flag <text:span text:style-name="T3">-max_hsps 1 </text:span>the program blastn will only write the best n hits sequence into the output fasta-file. In this case, n=1, so only the best hit will be returned.</text:p>
      <text:p text:style-name="P1">3.2. Extract 16S sequence from BLAST results that you run against the whole</text:p>
      <text:p text:style-name="P1">genome.</text:p>
      <text:p text:style-name="P1"/>
      <text:p text:style-name="P3">In the output fasta-file, the first sequence is the query sequence (16S) and the second sequence is the best hit sequence.</text:p>
      <text:p text:style-name="P3"/>
      <text:p text:style-name="P3"><text:soft-page-break/>3.2.1.</text:p>
      <text:p text:style-name="P3">What other parameters do you need? Explain their meanings.’</text:p>
      <text:p text:style-name="P3"/>
      <text:p text:style-name="P12">-max_hsps 1</text:p>
      <text:p text:style-name="P15">Takes the n best hits, in this case n=1.</text:p>
      <text:p text:style-name="P15"/>
      <text:p text:style-name="P3">3.2.2.</text:p>
      <text:p text:style-name="P3">Where do you find the output? What do you expect to see in it?</text:p>
      <text:p text:style-name="P3">In the output fasta-file, the first sequence is the query sequence (16S) and the second sequence is the best hit sequence. A XML-file is expected and given.</text:p>
      <text:p text:style-name="P3"/>
      <text:p text:style-name="P5">Exercise 2</text:p>
      <text:p text:style-name="P5">A ready script (blastResultParser.py) is provided to you in order to parse the BLAST</text:p>
      <text:p text:style-name="P19">output in this option. You will discuss the following questions in detail:</text:p>
      <text:p text:style-name="P19"/>
      <text:p text:style-name="P20">I created an output file for each of the blast-output files with the given blastResultParser.py-script, which I modified in a way, so that the script creates a parsed outputfile:</text:p>
      <text:p text:style-name="P20"/>
      <text:p text:style-name="P20">Modification:</text:p>
      <text:p text:style-name="P21">outputfile=open("out"+str(blastOutputXMLFile),"w")</text:p>
      <text:p text:style-name="P21">for aSingleBlastRecord in listOfBlastRecords:</text:p>
      <text:p text:style-name="P21"/>
      <text:p text:style-name="P21"><text:tab/>for i in range (len (aSingleBlastRecord.alignments)):</text:p>
      <text:p text:style-name="P21"/>
      <text:p text:style-name="P21"><text:tab/><text:tab/>description = aSingleBlastRecord.descriptions [i]</text:p>
      <text:p text:style-name="P21"><text:tab/><text:tab/>alignment = aSingleBlastRecord.alignments [i]</text:p>
      <text:p text:style-name="P21"><text:tab/><text:tab/>title = re.compile ("gnl\|BL_ORD_ID\|\d* ").sub ("", description.title)</text:p>
      <text:p text:style-name="P21"><text:tab/><text:tab/></text:p>
      <text:p text:style-name="P21"><text:tab/><text:tab/>print ("&gt;" + title<text:tab/>)</text:p>
      <text:p text:style-name="P21"><text:tab/><text:tab/>print (alignment.hsps [0].sbjct)</text:p>
      <text:p text:style-name="P21"><text:tab/><text:tab/>outputfile.write("&gt;" + title)</text:p>
      <text:p text:style-name="P21"><text:tab/><text:tab/>outputfile.write(alignment.hsps [0].sbjct)</text:p>
      <text:p text:style-name="P21">outputfile.close()</text:p>
      <text:p text:style-name="P20"/>
      <text:p text:style-name="P20">Running script:</text:p>
      <text:p text:style-name="P21">for file in hit*; do python3 ../blastResultParser.py $file ; done</text:p>
      <text:p text:style-name="P19"/>
      <text:p text:style-name="P20">Concenation:</text:p>
      <text:p text:style-name="P22">cat outhit16.fasta outhit20.fasta outhit44.fasta outhit47.fasta &gt; all_genomes.fasta</text:p>
      <text:p text:style-name="P22"/>
      <text:p text:style-name="P22"/>
      <text:p text:style-name="P22"/>
      <text:p text:style-name="P19"><text:soft-page-break/>a. How does the script choose the single best BLAST hit in each genome in the</text:p>
      <text:p text:style-name="P19">database?</text:p>
      <text:p text:style-name="P19"/>
      <text:p text:style-name="P19">b. What does a BLAST record correspond to?</text:p>
      <text:p text:style-name="P19"/>
      <text:p text:style-name="P19">c. What is assumed about the BLAST XML output?</text:p>
      <text:p text:style-name="P19"/>
      <text:p text:style-name="P19">d. What does this script output?</text:p>
      <text:p text:style-name="P18">The <text:span text:style-name="T4">original </text:span>script outputs the best hit sequence with its corresponding <text:span text:style-name="T4">name to the screen. Nevertheless, I modified the script I described abo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01:29.006990458</meta:creation-date>
    <dc:date>2018-05-08T15:07:54.469267618</dc:date>
    <meta:editing-duration>PT38M2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505" meta:character-count="3288" meta:non-whitespace-character-count="2824"/>
  </office:meta>
</office:document-meta>
</file>